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8.359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8.061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1.824cm"/>
    </style:style>
    <style:style style:name="co17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Noto Sans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2" style:family="table-cell" style:parent-style-name="Default">
      <style:text-properties fo:color="#c9211e"/>
    </style:style>
    <style:style style:name="ce23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PU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device.limits.maxStorageBufferBindingSize</text:p>
          </table:table-cell>
          <table:table-cell table:style-name="ce1"/>
          <table:table-cell table:number-columns-repeated="2"/>
          <table:table-cell office:value-type="float" office:value="134217728" calcext:value-type="float">
            <text:p>134217728</text:p>
          </table:table-cell>
          <table:table-cell table:style-name="ce11" table:formula="of:=[.F2]/1024/1024 &amp; &quot; MB&quot;" office:value-type="string" office:string-value="128 MB" calcext:value-type="string">
            <text:p>128 MB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maxBufferSize</text:p>
          </table:table-cell>
          <table:table-cell/>
          <table:table-cell table:style-name="ce6" office:value-type="string" calcext:value-type="string">
            <text:p>device.limits.maxStorageBufferBindingSize/4</text:p>
          </table:table-cell>
          <table:table-cell/>
          <table:table-cell table:formula="of:=[.F2]/4" office:value-type="float" office:value="33554432" calcext:value-type="float">
            <text:p>33554432</text:p>
          </table:table-cell>
          <table:table-cell table:number-columns-repeated="2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9" office:value-type="string" calcext:value-type="string">
            <text:p>GPT 2</text:p>
          </table:table-cell>
          <table:table-cell table:number-columns-repeated="2"/>
          <table:table-cell table:style-name="ce12" office:value-type="string" calcext:value-type="string">
            <text:p>Shakespeare</text:p>
          </table:table-cell>
          <table:table-cell table:number-columns-repeated="2"/>
          <table:table-cell table:style-name="ce2" table:number-columns-repeated="4"/>
          <table:table-cell/>
          <table:table-cell table:style-name="ce14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Non-derived parameters (params_gpt.json)</text:p>
          </table:table-cell>
          <table:table-cell table:number-columns-repeated="12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vocab_size</text:p>
          </table:table-cell>
          <table:table-cell table:style-name="ce5"/>
          <table:table-cell table:number-columns-repeated="2"/>
          <table:table-cell office:value-type="float" office:value="50257" calcext:value-type="float">
            <text:p>5025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_embd</text:p>
          </table:table-cell>
          <table:table-cell table:style-name="ce5"/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_ctx</text:p>
          </table:table-cell>
          <table:table-cell table:style-name="ce5"/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_layer</text:p>
          </table:table-cell>
          <table:table-cell table:style-name="ce5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_head</text:p>
          </table:table-cell>
          <table:table-cell table:style-name="ce5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table:style-name="ce2"/>
          <table:table-cell table:style-name="ce1" office:value-type="string" calcext:value-type="string">
            <text:p>bias</text:p>
          </table:table-cell>
          <table:table-cell table:style-name="ce1"/>
          <table:table-cell table:number-columns-repeated="2"/>
          <table:table-cell table:style-name="ce10" office:value-type="boolean" office:boolean-value="true" calcext:value-type="boolean">
            <text:p>TRUE</text:p>
          </table:table-cell>
          <table:table-cell table:style-name="ce10"/>
          <table:table-cell/>
          <table:table-cell table:style-name="ce11" office:value-type="string" calcext:value-type="string">
            <text:p>n/a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table:style-name="ce2"/>
          <table:table-cell table:style-name="ce1" office:value-type="string" calcext:value-type="string">
            <text:p>dropout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table:style-name="ce2"/>
          <table:table-cell table:style-name="ce1" table:number-columns-repeated="2"/>
          <table:table-cell table:number-columns-repeated="10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 table:number-rows-repeated="2">
          <table:table-cell table:number-columns-repeated="13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table:style-name="ce2"/>
          <table:table-cell table:number-columns-repeated="12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Derived parameters (loadParameters)</text:p>
          </table:table-cell>
          <table:table-cell table:number-columns-repeated="8"/>
          <table:table-cell table:style-name="ce8"/>
          <table:table-cell table:number-columns-repeated="3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8"/>
          <table:table-cell table:style-name="ce10"/>
          <table:table-cell table:number-columns-repeated="2"/>
          <table:table-cell table:style-name="ce13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8"/>
          <table:table-cell table:style-name="ce10"/>
          <table:table-cell table:number-columns-repeated="2"/>
          <table:table-cell table:style-name="ce13"/>
        </table:table-row>
        <table:table-row table:style-name="ro1">
          <table:table-cell/>
          <table:table-cell table:style-name="ce1" office:value-type="string" calcext:value-type="string">
            <text:p>tokenParam</text:p>
          </table:table-cell>
          <table:table-cell table:style-name="ce1"/>
          <table:table-cell table:style-name="ce7" office:value-type="string" calcext:value-type="string">
            <text:p>vocab_size * n_embd * 4</text:p>
          </table:table-cell>
          <table:table-cell/>
          <table:table-cell table:style-name="ce8" table:formula="of:=[.F7]*[.F8]*4" office:value-type="float" office:value="154389504" calcext:value-type="float">
            <text:p>154389504</text:p>
          </table:table-cell>
          <table:table-cell table:number-columns-repeated="2"/>
          <table:table-cell table:style-name="ce8" table:formula="of:=[.I7]*[.I8]*4" office:value-type="float" office:value="33280" calcext:value-type="float">
            <text:p>33280</text:p>
          </table:table-cell>
          <table:table-cell table:style-name="ce8"/>
          <table:table-cell table:number-columns-repeated="3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8"/>
          <table:table-cell table:style-name="ce10"/>
          <table:table-cell table:number-columns-repeated="2"/>
          <table:table-cell table:style-name="ce13"/>
        </table:table-row>
        <table:table-row table:style-name="ro1">
          <table:table-cell/>
          <table:table-cell table:style-name="ce1" office:value-type="string" calcext:value-type="string">
            <text:p>minSplits</text:p>
          </table:table-cell>
          <table:table-cell table:style-name="ce1"/>
          <table:table-cell office:value-type="string" calcext:value-type="string">
            <text:p>ceil(tokenParam, maxStorageBufferBindingSize)</text:p>
          </table:table-cell>
          <table:table-cell/>
          <table:table-cell table:formula="of:=CEILING([.F20]/maxStorageBufferBindingSize)" office:value-type="float" office:value="2" calcext:value-type="float">
            <text:p>2</text:p>
          </table:table-cell>
          <table:table-cell table:number-columns-repeated="2"/>
          <table:table-cell table:formula="of:=CEILING([.I20]/maxStorageBufferBindingSize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vocab_chunk_size</text:p>
          </table:table-cell>
          <table:table-cell table:style-name="ce1"/>
          <table:table-cell office:value-type="string" calcext:value-type="string">
            <text:p>ceil(vocab_size / minSplits / 4) * 4</text:p>
          </table:table-cell>
          <table:table-cell/>
          <table:table-cell table:formula="of:=CEILING([.F7]/[.F21]/4)*4" office:value-type="float" office:value="25132" calcext:value-type="float">
            <text:p>25132</text:p>
          </table:table-cell>
          <table:table-cell table:formula="of:=[.F7]-[.F22]" office:value-type="float" office:value="25125" calcext:value-type="float">
            <text:p>25125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head_size</text:p>
          </table:table-cell>
          <table:table-cell/>
          <table:table-cell table:style-name="ce8" office:value-type="string" calcext:value-type="string">
            <text:p>n_embd / n_head</text:p>
          </table:table-cell>
          <table:table-cell/>
          <table:table-cell table:formula="of:=[.F8]/[.F11]" office:value-type="float" office:value="64" calcext:value-type="float">
            <text:p>64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hidden_size</text:p>
          </table:table-cell>
          <table:table-cell/>
          <table:table-cell office:value-type="string" calcext:value-type="string">
            <text:p>n_embd * 4</text:p>
          </table:table-cell>
          <table:table-cell/>
          <table:table-cell table:formula="of:=[.F8]*4" office:value-type="float" office:value="3072" calcext:value-type="float">
            <text:p>3072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vocab_chunk_instances</text:p>
          </table:table-cell>
          <table:table-cell/>
          <table:table-cell office:value-type="string" calcext:value-type="string">
            <text:p>minSplts (or splits)</text:p>
          </table:table-cell>
          <table:table-cell/>
          <table:table-cell table:formula="of:=[.F21]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attention_scale</text:p>
          </table:table-cell>
          <table:table-cell/>
          <table:table-cell office:value-type="string" calcext:value-type="string">
            <text:p>1/ sqrt( n_embd / n_head )</text:p>
          </table:table-cell>
          <table:table-cell/>
          <table:table-cell table:formula="of:=1/SQRT([.F8]/[.F11])" office:value-type="float" office:value="0.125" calcext:value-type="float">
            <text:p>0.125</text:p>
          </table:table-cell>
          <table:table-cell table:number-columns-repeated="24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office:value-type="string" calcext:value-type="string">
            <text:p>Overflow checks (the following values must be smaller than maxBufferSize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n_embd * n_ctx</text:p>
          </table:table-cell>
          <table:table-cell/>
          <table:table-cell table:formula="of:=[.F8]*[.F9]" office:value-type="float" office:value="786432" calcext:value-type="float">
            <text:p>786432</text:p>
          </table:table-cell>
          <table:table-cell table:formula="of:=[.F33]-maxBufferSize" office:value-type="float" office:value="-32768000" calcext:value-type="float">
            <text:p>-32768000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n_embd * hidden_size</text:p>
          </table:table-cell>
          <table:table-cell/>
          <table:table-cell table:formula="of:=[.F8]*[.F24]" office:value-type="float" office:value="2359296" calcext:value-type="float">
            <text:p>2359296</text:p>
          </table:table-cell>
          <table:table-cell table:formula="of:=[.F34]-maxBufferSize" office:value-type="float" office:value="-31195136" calcext:value-type="float">
            <text:p>-31195136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n_ctx * n_ctx * n_head</text:p>
          </table:table-cell>
          <table:table-cell/>
          <table:table-cell table:formula="of:=[.F9]*[.F9]*[.F11]" office:value-type="float" office:value="12582912" calcext:value-type="float">
            <text:p>12582912</text:p>
          </table:table-cell>
          <table:table-cell table:formula="of:=[.F35]-maxBufferSize" office:value-type="float" office:value="-20971520" calcext:value-type="float">
            <text:p>-20971520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n_embd * n_embd * 3</text:p>
          </table:table-cell>
          <table:table-cell/>
          <table:table-cell table:formula="of:=[.F8]*[.F8]*3" office:value-type="float" office:value="1769472" calcext:value-type="float">
            <text:p>1769472</text:p>
          </table:table-cell>
          <table:table-cell table:formula="of:=[.F36]-maxBufferSize" office:value-type="float" office:value="-31784960" calcext:value-type="float">
            <text:p>-31784960</text:p>
          </table:table-cell>
          <table:table-cell table:number-columns-repeated="2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office:value-type="string" calcext:value-type="string">
            <text:p>byteLength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Files (weights/….bin)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ransformer.wte.weight_gpt.bin</text:p>
          </table:table-cell>
          <table:table-cell/>
          <table:table-cell office:value-type="string" calcext:value-type="string">
            <text:p>Variable <text:span text:style-name="T1">embedding_weights</text:span> in load_embeddings()</text:p>
          </table:table-cell>
          <table:table-cell/>
          <table:table-cell office:value-type="float" office:value="38597376" calcext:value-type="float">
            <text:p>38597376</text:p>
          </table:table-cell>
          <table:table-cell office:value-type="float" office:value="154389504" calcext:value-type="float">
            <text:p>154389504</text:p>
          </table:table-cell>
          <table:table-cell office:value-type="string" calcext:value-type="string">
            <text:p>length=n_embd*vocab_size ?</text:p>
          </table:table-cell>
          <table:table-cell table:formula="of:=[.F7]*[.F8]" office:value-type="float" office:value="38597376" calcext:value-type="float">
            <text:p>38597376</text:p>
          </table:table-cell>
          <table:table-cell table:formula="of:=[.G42]/[.F42]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used to create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<text:s/>- embeddingsBuffers (“copy_from”)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<text:s/>- deEmbeddingsBuffers (“storage”)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transformer.wpe.weight_gpt.bin</text:p>
          </table:table-cell>
          <table:table-cell table:number-columns-repeated="3"/>
          <table:table-cell office:value-type="float" office:value="786432" calcext:value-type="float">
            <text:p>786432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Length = n_ctx * n_embd</text:p>
          </table:table-cell>
          <table:table-cell table:formula="of:=[.F9]*[.F8]-[.F46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- posEmbdBuffer <text:span text:style-name="T2">(</text:span>"copy_from"<text:span text:style-name="T2">)</text:span></text:p>
          </table:table-cell>
          <table:table-cell table:number-columns-repeated="2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table:style-name="ce1" office:value-type="string" calcext:value-type="string">
            <text:p>Following files are loaded via loadLayers()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ransformer.h.0.attn.bias_gpt.bin</text:p>
          </table:table-cell>
          <table:table-cell/>
          <table:table-cell office:value-type="string" calcext:value-type="string">
            <text:p>“storage”</text:p>
          </table:table-cell>
          <table:table-cell/>
          <table:table-cell table:formula="of:=[.G51]/4" office:value-type="float" office:value="1048576" calcext:value-type="float">
            <text:p>1048576</text:p>
          </table:table-cell>
          <table:table-cell office:value-type="float" office:value="4194304" calcext:value-type="float">
            <text:p>419430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ransformer.h.0.attn.c_attn.bias_gpt.bin</text:p>
          </table:table-cell>
          <table:table-cell/>
          <table:table-cell office:value-type="string" calcext:value-type="string">
            <text:p>qkvBiasArray <text:s text:c="22"/>“storage”</text:p>
          </table:table-cell>
          <table:table-cell/>
          <table:table-cell table:formula="of:=[.G52]/4" office:value-type="float" office:value="2304" calcext:value-type="float">
            <text:p>2304</text:p>
          </table:table-cell>
          <table:table-cell office:value-type="float" office:value="9216" calcext:value-type="float">
            <text:p>9216</text:p>
          </table:table-cell>
          <table:table-cell table:style-name="ce22" office:value-type="string" calcext:value-type="string">
            <text:p>n_embd</text:p>
          </table:table-cell>
          <table:table-cell office:value-type="string" calcext:value-type="string">
            <text:p>fetchAndSplitQKVBiasTensors</text:p>
          </table:table-cell>
          <table:table-cell table:number-columns-repeated="3"/>
          <table:table-cell table:formula="of:=3*[.F8]" office:value-type="float" office:value="2304" calcext:value-type="float">
            <text:p>230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- qBiasBuffer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table:style-name="ce23"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- kBiasBuffer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table:style-name="ce23"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- vBiasBuffer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table:style-name="ce23"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attn.c_attn.weight_gpt.bin</text:p>
          </table:table-cell>
          <table:table-cell/>
          <table:table-cell office:value-type="string" calcext:value-type="string">
            <text:p>qkvWeightArray <text:s text:c="19"/>“storage”</text:p>
          </table:table-cell>
          <table:table-cell/>
          <table:table-cell table:formula="of:=[.G56]/4" office:value-type="float" office:value="1769472" calcext:value-type="float">
            <text:p>1769472</text:p>
          </table:table-cell>
          <table:table-cell office:value-type="float" office:value="7077888" calcext:value-type="float">
            <text:p>7077888</text:p>
          </table:table-cell>
          <table:table-cell office:value-type="string" calcext:value-type="string">
            <text:p>n_embd <text:s/>* (3*n_embd)</text:p>
          </table:table-cell>
          <table:table-cell office:value-type="string" calcext:value-type="string">
            <text:p>fetchAndSplitQKVWeightTensors</text:p>
          </table:table-cell>
          <table:table-cell table:number-columns-repeated="3"/>
          <table:table-cell table:formula="of:=[.F8]*3*[.F8]-[.F56]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- qWeightsBuffer</text:p>
          </table:table-cell>
          <table:table-cell/>
          <table:table-cell table:formula="of:=[.F$8]*[.F$8]" office:value-type="float" office:value="589824" calcext:value-type="float">
            <text:p>589824</text:p>
          </table:table-cell>
          <table:table-cell/>
          <table:table-cell office:value-type="string" calcext:value-type="string">
            <text:p>n_embd * n_emb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- kWeightsBuffer</text:p>
          </table:table-cell>
          <table:table-cell/>
          <table:table-cell table:formula="of:=[.F$8]*[.F$8]" office:value-type="float" office:value="589824" calcext:value-type="float">
            <text:p>589824</text:p>
          </table:table-cell>
          <table:table-cell/>
          <table:table-cell office:value-type="string" calcext:value-type="string">
            <text:p>n_embd * n_emb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- vWeightsBuffer</text:p>
          </table:table-cell>
          <table:table-cell/>
          <table:table-cell table:formula="of:=[.F$8]*[.F$8]" office:value-type="float" office:value="589824" calcext:value-type="float">
            <text:p>589824</text:p>
          </table:table-cell>
          <table:table-cell/>
          <table:table-cell office:value-type="string" calcext:value-type="string">
            <text:p>n_embd * 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attn.c_proj.bias_gpt.bin</text:p>
          </table:table-cell>
          <table:table-cell/>
          <table:table-cell office:value-type="string" calcext:value-type="string">
            <text:p>linearBiasBuffer <text:s text:c="19"/>“storage”</text:p>
          </table:table-cell>
          <table:table-cell/>
          <table:table-cell table:formula="of:=[.G60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attn.c_proj.weight_gpt.bin</text:p>
          </table:table-cell>
          <table:table-cell/>
          <table:table-cell office:value-type="string" calcext:value-type="string">
            <text:p>linearWeightsBuffer <text:s text:c="14"/>“storage”</text:p>
          </table:table-cell>
          <table:table-cell/>
          <table:table-cell table:formula="of:=[.G61]/4" office:value-type="float" office:value="589824" calcext:value-type="float">
            <text:p>589824</text:p>
          </table:table-cell>
          <table:table-cell office:value-type="float" office:value="2359296" calcext:value-type="float">
            <text:p>2359296</text:p>
          </table:table-cell>
          <table:table-cell office:value-type="string" calcext:value-type="string">
            <text:p>n_embd * n_embd</text:p>
          </table:table-cell>
          <table:table-cell table:number-columns-repeated="4"/>
          <table:table-cell table:formula="of:=[.F8]*[.F8]" office:value-type="float" office:value="589824" calcext:value-type="float">
            <text:p>589824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transformer.h.0.ln_1.bias_gpt.bin</text:p>
          </table:table-cell>
          <table:table-cell/>
          <table:table-cell office:value-type="string" calcext:value-type="string">
            <text:p>normAttentionBetaBuffer <text:s text:c="6"/>“storage”</text:p>
          </table:table-cell>
          <table:table-cell/>
          <table:table-cell table:formula="of:=[.G63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ln_1.weight_gpt.bin</text:p>
          </table:table-cell>
          <table:table-cell/>
          <table:table-cell office:value-type="string" calcext:value-type="string">
            <text:p>normAttentionGammaBuffer <text:s/>“storage”</text:p>
          </table:table-cell>
          <table:table-cell/>
          <table:table-cell table:formula="of:=[.G64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ln_2.bias_gpt.bin</text:p>
          </table:table-cell>
          <table:table-cell/>
          <table:table-cell office:value-type="string" calcext:value-type="string">
            <text:p>normLinearBetaBuffer <text:s text:c="11"/>“storage”</text:p>
          </table:table-cell>
          <table:table-cell/>
          <table:table-cell table:formula="of:=[.G65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ln_2.weight_gpt.bin</text:p>
          </table:table-cell>
          <table:table-cell/>
          <table:table-cell office:value-type="string" calcext:value-type="string">
            <text:p>normLinearGammaBuffer <text:s text:c="6"/>“storage”</text:p>
          </table:table-cell>
          <table:table-cell/>
          <table:table-cell table:formula="of:=[.G66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mlp.c_fc.bias_gpt.bin</text:p>
          </table:table-cell>
          <table:table-cell/>
          <table:table-cell office:value-type="string" calcext:value-type="string">
            <text:p>firstLayerBiasBuffer <text:s text:c="13"/>“storage”</text:p>
          </table:table-cell>
          <table:table-cell/>
          <table:table-cell table:formula="of:=[.G67]/4" office:value-type="float" office:value="3072" calcext:value-type="float">
            <text:p>30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hidden_siz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mlp.c_fc.weight_gpt.bin</text:p>
          </table:table-cell>
          <table:table-cell/>
          <table:table-cell office:value-type="string" calcext:value-type="string">
            <text:p>firstLayerWeightsBuffer <text:s text:c="8"/>“storage”</text:p>
          </table:table-cell>
          <table:table-cell/>
          <table:table-cell table:formula="of:=[.G68]/4" office:value-type="float" office:value="2359296" calcext:value-type="float">
            <text:p>2359296</text:p>
          </table:table-cell>
          <table:table-cell office:value-type="float" office:value="9437184" calcext:value-type="float">
            <text:p>9437184</text:p>
          </table:table-cell>
          <table:table-cell office:value-type="string" calcext:value-type="string">
            <text:p>n_embd * n_hidden_size</text:p>
          </table:table-cell>
          <table:table-cell table:number-columns-repeated="4"/>
          <table:table-cell table:formula="of:=[.F8]*[.F24]" office:value-type="float" office:value="2359296" calcext:value-type="float">
            <text:p>235929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ransformer.h.0.mlp.c_proj.bias_gpt.bin</text:p>
          </table:table-cell>
          <table:table-cell/>
          <table:table-cell office:value-type="string" calcext:value-type="string">
            <text:p>secondLayerBiasBuffer <text:s text:c="10"/>“storage”</text:p>
          </table:table-cell>
          <table:table-cell/>
          <table:table-cell table:formula="of:=[.G69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mlp.c_proj.weight_gpt.bin</text:p>
          </table:table-cell>
          <table:table-cell/>
          <table:table-cell office:value-type="string" calcext:value-type="string">
            <text:p>secondLayerWeightsBuffer <text:s text:c="4"/>“storage”</text:p>
          </table:table-cell>
          <table:table-cell/>
          <table:table-cell table:formula="of:=[.G70]/4" office:value-type="float" office:value="2359296" calcext:value-type="float">
            <text:p>2359296</text:p>
          </table:table-cell>
          <table:table-cell office:value-type="float" office:value="9437184" calcext:value-type="float">
            <text:p>9437184</text:p>
          </table:table-cell>
          <table:table-cell table:style-name="ce23" office:value-type="string" calcext:value-type="string">
            <text:p>hidden_size * n_embd</text:p>
          </table:table-cell>
          <table:table-cell table:number-columns-repeated="4"/>
          <table:table-cell table:formula="of:=[.F24]*[.F8]" office:value-type="float" office:value="2359296" calcext:value-type="float">
            <text:p>2359296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 office:value-type="string" calcext:value-type="string">
            <text:p>Following files are loaded via loadFinalLayerNorm()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ransformer.ln_f.bias_gpt.bin</text:p>
          </table:table-cell>
          <table:table-cell/>
          <table:table-cell office:value-type="string" calcext:value-type="string">
            <text:p>normGammaBuffer <text:s text:c="15"/>“storage”</text:p>
          </table:table-cell>
          <table:table-cell/>
          <table:table-cell table:formula="of:=[.G73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ln_f.weight_gpt.bin</text:p>
          </table:table-cell>
          <table:table-cell/>
          <table:table-cell office:value-type="string" calcext:value-type="string">
            <text:p>normBetaBuffer <text:s text:c="19"/>“storage”</text:p>
          </table:table-cell>
          <table:table-cell/>
          <table:table-cell table:formula="of:=[.G74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 office:value-type="string" calcext:value-type="string">
            <text:p>Where is the following file loaded?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ransformer.h.0.attn.masked_bias_gpt.bin</text:p>
          </table:table-cell>
          <table:table-cell/>
          <table:table-cell office:value-type="string" calcext:value-type="string">
            <text:p>??? <text:s text:c="37"/>“storage”</text:p>
          </table:table-cell>
          <table:table-cell/>
          <table:table-cell table:formula="of:=[.G7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string" calcext:value-type="string">
            <text:p>Is this one even fetched?</text:p>
          </table:table-cell>
          <table:table-cell table:number-columns-repeated="21"/>
        </table:table-row>
      </table:table>
      <table:named-expressions>
        <table:named-range table:name="maxBufferSize" table:base-cell-address="$Sheet1.$F$3" table:cell-range-address="$Sheet1.$F$3"/>
        <table:named-range table:name="maxStorageBufferBindingSize" table:base-cell-address="$Sheet1.$E$2" table:cell-range-address="$Sheet1.$F$2"/>
        <table:named-range table:name="n_embd" table:base-cell-address="$Sheet1.$F$2" table:cell-range-address="$Sheet1.$F$8"/>
        <table:named-range table:name="tokenParam" table:base-cell-address="$Sheet1.$B$4" table:cell-range-address="$Sheet1.$B$23"/>
        <table:named-range table:name="vocab_size" table:base-cell-address="$Sheet1.$E$2" table:cell-range-address="$Sheet1.$F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08:11:19.149438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21:33:32.792919434</meta:creation-date>
    <dc:date>2024-10-07T08:12:59.615980874</dc:date>
    <meta:editing-duration>PT7H14M10S</meta:editing-duration>
    <meta:editing-cycles>46</meta:editing-cycles>
    <meta:generator>LibreOffice/7.0.4.2$Linux_X86_64 LibreOffice_project/00$Build-2</meta:generator>
    <meta:document-statistic meta:table-count="1" meta:cell-count="195" meta:object-count="0"/>
  </office:meta>
</office:document-meta>
</file>